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Helvetica, Arial, sans-serif, 'Apple Color Emoji', 'Segoe UI Emoji', 'Segoe UI Symbol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4"/>
    <style:style style:name="P3" style:family="paragraph" style:parent-style-name="Text_20_body" style:list-style-name="L5"/>
    <style:style style:name="P4" style:family="paragraph" style:list-style-name="L1"/>
    <style:style style:name="P5" style:family="paragraph" style:parent-style-name="Contents_20_1">
      <style:paragraph-properties>
        <style:tab-stops>
          <style:tab-stop style:position="27.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27.201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1. Application architecture<text:tab/>2</text:p>
          <text:p text:style-name="P6">1.1 Component architecture <text:s text:c="2"/><text:tab/>2</text:p>
          <text:p text:style-name="P6">1.2 Routing <text:tab/>2</text:p>
          <text:p text:style-name="P6">1.3 CSS<text:tab/>2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7" text:outline-level="1"><text:bookmark-start text:name="__RefHeading__307_1533529396"/>1. Application architecture<text:bookmark-end text:name="__RefHeading__307_1533529396"/></text:h>
      <text:p text:style-name="Text_20_body">This is about application architecture</text:p>
      <text:h text:style-name="Heading_20_2" text:outline-level="2"><text:bookmark-start text:name="__RefHeading__809_1533529396"/>1.1 Component architecture <text:s text:c="2"/><text:bookmark-end text:name="__RefHeading__809_1533529396"/></text:h>
      <text:list xml:id="list1310820547215945763" text:style-name="L1">
        <text:list-item>
          <text:p text:style-name="P1">nesting component inside component?</text:p>
          <text:list>
            <text:list-item>
              <text:p text:style-name="P1">Use if prop drilling is not too deep</text:p>
            </text:list-item>
          </text:list>
        </text:list-item>
        <text:list-item>
          <text:p text:style-name="P1">Passing one comp to another through a props?</text:p>
          <text:list>
            <text:list-item>
              <text:p text:style-name="P1">Which type of component</text:p>
              <text:list>
                <text:list-item>
                  <text:p text:style-name="P1">container component</text:p>
                </text:list-item>
                <text:list-item>
                  <text:p text:style-name="P1">specialized component</text:p>
                  <text:list>
                    <text:list-item>
                      <text:p text:style-name="P1">a component is a special case of the other component. For example, Error Text (traditionally, bold and red) is a special case of Text. </text:p>
                    </text:list-item>
                  </text:list>
                </text:list-item>
              </text:list>
            </text:list-item>
            <text:list-item>
              <text:p text:style-name="P1">Resolves deep prop drilling</text:p>
            </text:list-item>
          </text:list>
        </text:list-item>
        <text:list-item>
          <text:p text:style-name="P1">Parent-children wrapping and using default children prop</text:p>
          <text:list>
            <text:list-item>
              <text:p text:style-name="P1">When component is used as a generic boxes and don't know their children ahead of time</text:p>
            </text:list-item>
          </text:list>
        </text:list-item>
        <text:list-item>
          <text:p text:style-name="P1">HOC </text:p>
          <text:list>
            <text:list-item>
              <text:p text:style-name="P1">use for cross cutting concerns</text:p>
            </text:list-item>
          </text:list>
        </text:list-item>
      </text:list>
      <text:h text:style-name="Heading_20_2" text:outline-level="2">1.2 Routing </text:h>
      <text:list xml:id="list7077801905724237770" text:style-name="L4">
        <text:list-item>
          <text:p text:style-name="P2">How to handle routing</text:p>
        </text:list-item>
      </text:list>
      <text:h text:style-name="Heading_20_2" text:outline-level="2">1.3 CSS</text:h>
      <text:list xml:id="list898854877034414510" text:style-name="L5">
        <text:list-item>
          <text:p text:style-name="P3">Which framework to use?</text:p>
        </text:list-item>
        <text:list-item>
          <text:p text:style-name="P3">scss?</text:p>
        </text:list-item>
        <text:list-item>
          <text:p text:style-name="P3">Where to put css?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Helvetica, Arial, sans-serif, 'Apple Color Emoji', 'Segoe UI Emoji', 'Segoe UI Symbol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7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7.2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dran Grba</meta:initial-creator>
    <meta:creation-date>2023-10-11T11:03:21.79</meta:creation-date>
    <dc:date>2023-10-11T16:57:16.75</dc:date>
    <dc:creator>Jadran Grba</dc:creator>
    <meta:editing-duration>PT5H43M55S</meta:editing-duration>
    <meta:editing-cycles>8</meta:editing-cycles>
    <meta:generator>OpenOffice/4.1.9$Win32 OpenOffice.org_project/419m1$Build-9805</meta:generator>
    <meta:document-statistic meta:table-count="0" meta:image-count="0" meta:object-count="0" meta:page-count="2" meta:paragraph-count="26" meta:word-count="146" meta:character-count="810"/>
  </office:meta>
</office:document-meta>
</file>